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1ae798" officeooo:paragraph-rsid="001ae798" style:font-size-asian="16pt" style:font-style-asian="italic" style:font-weight-asian="bold" style:font-size-complex="16pt" style:font-style-complex="italic" style:font-weight-complex="bold"/>
    </style:style>
    <style:style style:name="P2" style:family="paragraph" style:parent-style-name="Standard">
      <loext:graphic-properties draw:fill="solid" draw:fill-color="#282c34"/>
      <style:paragraph-properties fo:background-color="#282c34" fo:padding="0cm" fo:border="none" style:shadow="none"/>
    </style:style>
    <style:style style:name="P3" style:family="paragraph" style:parent-style-name="Standard">
      <style:paragraph-properties fo:text-align="justify" style:justify-single-word="false"/>
      <style:text-properties style:font-name="Times New Roman" fo:font-size="12pt" fo:font-style="normal" style:text-underline-style="none" fo:font-weight="normal" officeooo:rsid="001ae798" officeooo:paragraph-rsid="001ae798"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font-style="normal" style:text-underline-style="none" fo:font-weight="normal" officeooo:paragraph-rsid="001ae798"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use-window-font-color="true" loext:opacity="0%" style:font-name="Times New Roman" fo:font-size="12pt" fo:font-style="normal" style:text-underline-style="none" fo:font-weight="normal" officeooo:rsid="001ae798" officeooo:paragraph-rsid="001ae79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use-window-font-color="true" loext:opacity="0%" style:font-name="Times New Roman" fo:font-size="12pt" fo:font-style="normal" style:text-underline-style="none" fo:font-weight="normal" officeooo:rsid="001efb2c" officeooo:paragraph-rsid="001ae798" style:font-size-asian="12pt" style:font-style-asian="normal" style:font-weight-asian="normal" style:font-size-complex="12pt" style:font-style-complex="normal" style:font-weight-complex="normal"/>
    </style:style>
    <style:style style:name="T1" style:family="text">
      <style:text-properties fo:color="#d55fde" loext:opacity="100%" style:font-name="JetBrains Mono" fo:font-size="10.5pt" fo:font-style="italic" fo:font-weight="normal" style:font-size-asian="10.5pt" style:font-style-asian="italic" style:font-weight-asian="normal"/>
    </style:style>
    <style:style style:name="T2" style:family="text">
      <style:text-properties fo:color="#61afef" loext:opacity="100%" style:font-name="JetBrains Mono" fo:font-size="10.5pt" fo:font-style="normal" fo:font-weight="normal" style:font-size-asian="10.5pt" style:font-style-asian="normal" style:font-weight-asian="normal"/>
    </style:style>
    <style:style style:name="T3" style:family="text">
      <style:text-properties fo:color="#bbbbbb" loext:opacity="100%" style:font-name="JetBrains Mono" fo:font-size="10.5pt" fo:font-style="normal" fo:font-weight="normal" style:font-size-asian="10.5pt" style:font-style-asian="normal" style:font-weight-asian="normal"/>
    </style:style>
    <style:style style:name="T4" style:family="text">
      <style:text-properties fo:color="#bbbbbb" loext:opacity="100%" fo:font-size="10.5pt" fo:font-style="normal" fo:font-weight="normal" style:font-size-asian="10.5pt" style:font-style-asian="normal" style:font-weight-asian="normal"/>
    </style:style>
    <style:style style:name="T5" style:family="text">
      <style:text-properties fo:color="#bbbbbb" loext:opacity="100%" fo:font-size="10.5pt" fo:font-style="normal" style:font-size-asian="10.5pt" style:font-style-asian="normal"/>
    </style:style>
    <style:style style:name="T6" style:family="text">
      <style:text-properties fo:color="#bbbbbb" loext:opacity="100%" fo:font-size="10.5pt" style:font-size-asian="10.5pt"/>
    </style:style>
    <style:style style:name="T7" style:family="text">
      <style:text-properties fo:color="#bbbbbb" loext:opacity="100%"/>
    </style:style>
    <style:style style:name="T8" style:family="text">
      <style:text-properties fo:color="#bbbbbb" loext:opacity="100%" fo:font-style="normal" fo:font-weight="normal" style:font-style-asian="normal" style:font-weight-asian="normal"/>
    </style:style>
    <style:style style:name="T9" style:family="text">
      <style:text-properties fo:color="#bbbbbb" loext:opacity="100%" fo:font-style="normal" style:font-style-asian="normal"/>
    </style:style>
    <style:style style:name="T10" style:family="text">
      <style:text-properties fo:color="#d19a66" loext:opacity="100%" style:font-name="JetBrains Mono" fo:font-size="10.5pt" fo:font-style="normal" fo:font-weight="normal" style:font-size-asian="10.5pt" style:font-style-asian="normal" style:font-weight-asian="normal"/>
    </style:style>
    <style:style style:name="T11" style:family="text">
      <style:text-properties fo:color="#89ca78" loext:opacity="100%" style:font-name="JetBrains Mono" fo:font-size="10.5pt" fo:font-style="normal" fo:font-weight="normal" style:font-size-asian="10.5pt" style:font-style-asian="normal" style:font-weight-asian="normal"/>
    </style:style>
    <style:style style:name="T12" style:family="text">
      <style:text-properties officeooo:rsid="001d25c7"/>
    </style:style>
    <style:style style:name="T13" style:family="text">
      <style:text-properties officeooo:rsid="001efb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difference entre la phase-<text:span text:style-name="T12">2</text:span> et la Phase-<text:span text:style-name="T12">3</text:span></text:p>
      <text:p text:style-name="P5"/>
      <text:p text:style-name="P6">Les deux codes sont presque identiques, mais la différence est que le premier code est destiné à extraire les données de livres d'une catégorie donnée et à les stocker dans un fichier CSV, tandis que le deuxième code est destiné à extraire les données de toutes les catégories de livres et à les stocker dans des fichiers CSV séparés.</text:p>
      <text:p text:style-name="P6"/>
      <text:p text:style-name="P6">Les lignes qui ont changé dans le deuxième code sont :</text:p>
      <text:p text:style-name="P6"/>
      <text:p text:style-name="P6">La suppression des fonctions get_books_data et save_img.</text:p>
      <text:p text:style-name="P6">L'ajout de la fonction get_categories pour extraire les liens de toutes les catégories de livres.</text:p>
      <text:p text:style-name="P6">La boucle for dans laquelle la fonction get_book est appelée pour extraire les données de chaque livre a été déplacée dans la fonction get_categories.</text:p>
      <text:p text:style-name="P6">La création de fichiers CSV distincts pour chaque catégorie de livres dans laquelle les données de chaque livre sont stockées.</text:p>
      <text:p text:style-name="P6"/>
      <text:p text:style-name="P6">Les lignes qui ont été ajoutées dans le deuxième code sont les suivantes :</text:p>
      <text:p text:style-name="P6"/>
      <text:p text:style-name="P2"><text:span text:style-name="T1">def </text:span><text:span text:style-name="T2">get_categories</text:span><text:span text:style-name="T3">(</text:span><text:span text:style-name="T10">url</text:span><text:span text:style-name="T3">):<text:line-break/> <text:s text:c="3"/>data = {}<text:line-break/> <text:s text:c="3"/>response = requests.</text:span><text:span text:style-name="T2">get</text:span><text:span text:style-name="T3">(</text:span><text:span text:style-name="T10">url</text:span><text:span text:style-name="T3">)<text:line-break/> <text:s text:c="3"/>soup = </text:span><text:span text:style-name="T2">BeautifulSoup</text:span><text:span text:style-name="T3">(response.content, </text:span><text:span text:style-name="T11">'html.parser'</text:span><text:span text:style-name="T3">)<text:line-break/> <text:s text:c="3"/>categories = soup.</text:span><text:span text:style-name="T2">find</text:span><text:span text:style-name="T3">(</text:span><text:span text:style-name="T11">'div'</text:span><text:span text:style-name="T3">, </text:span><text:span text:style-name="T10">class_</text:span><text:span text:style-name="T3">=</text:span><text:span text:style-name="T11">'side_categories'</text:span><text:span text:style-name="T3">).</text:span><text:span text:style-name="T2">find_all</text:span><text:span text:style-name="T3">(</text:span><text:span text:style-name="T11">'a'</text:span><text:span text:style-name="T3">)<text:line-break/> <text:s text:c="3"/></text:span><text:span text:style-name="T1">for </text:span><text:span text:style-name="T3">category </text:span><text:span text:style-name="T1">in </text:span><text:span text:style-name="T3">categories:<text:line-break/> <text:s text:c="7"/>data[category.text.</text:span><text:span text:style-name="T2">strip</text:span><text:span text:style-name="T3">()] = </text:span><text:span text:style-name="T2">urljoin</text:span><text:span text:style-name="T3">(</text:span><text:span text:style-name="T10">url</text:span><text:span text:style-name="T3">, category.</text:span><text:span text:style-name="T2">get</text:span><text:span text:style-name="T3">(</text:span><text:span text:style-name="T11">'href'</text:span><text:span text:style-name="T3">))<text:line-break/> <text:s text:c="3"/></text:span><text:span text:style-name="T1">return </text:span><text:span text:style-name="T3">data</text:span></text:p>
      <text:p text:style-name="P6"/>
      <text:p text:style-name="P6"/>
      <text:p text:style-name="P6">Ces lignes ajoutent une nouvelle fonction get_categories qui prend une URL comme argument et renvoie un dictionnaire avec le nom de chaque catégorie et son URL correspondante. La fonction utilise requests et BeautifulSoup pour extraire les informations de la page.</text:p>
      <text:p text:style-name="P6"/>
      <text:p text:style-name="P6">Les lignes qui ont été supprimées dans le deuxième code sont les suivantes :</text:p>
      <text:p text:style-name="P6"/>
      <text:p text:style-name="P2"><text:span text:style-name="T1">def </text:span><text:span text:style-name="T2">get_books_data</text:span><text:span text:style-name="T3">(</text:span><text:span text:style-name="T10">url</text:span><text:span text:style-name="T3">):<text:line-break/> <text:s text:c="3"/>links = []<text:line-break/> <text:s text:c="3"/>r = requests.</text:span><text:span text:style-name="T2">get</text:span><text:span text:style-name="T3">(</text:span><text:span text:style-name="T10">url</text:span><text:span text:style-name="T3">)<text:line-break/> <text:s text:c="3"/>soup = </text:span><text:span text:style-name="T2">BeautifulSoup</text:span><text:span text:style-name="T3">(r.content, </text:span><text:span text:style-name="T11">'html.parser'</text:span><text:span text:style-name="T3">)<text:line-break/> <text:s text:c="3"/></text:span><text:span text:style-name="T1">for </text:span><text:span text:style-name="T3">books </text:span><text:span text:style-name="T1">in </text:span><text:span text:style-name="T3">soup.</text:span><text:span text:style-name="T2">find_all</text:span><text:span text:style-name="T3">(</text:span><text:span text:style-name="T11">'article'</text:span><text:span text:style-name="T3">, </text:span><text:span text:style-name="T10">class_</text:span><text:span text:style-name="T3">=</text:span><text:span text:style-name="T11">'product_pod'</text:span><text:span text:style-name="T3">):<text:line-break/> <text:s text:c="7"/>books_link_url = books.</text:span><text:span text:style-name="T2">find</text:span><text:span text:style-name="T3">(</text:span><text:span text:style-name="T11">'a'</text:span><text:span text:style-name="T3">, </text:span><text:span text:style-name="T10">href </text:span><text:span text:style-name="T3">= </text:span><text:span text:style-name="T1">True</text:span><text:span text:style-name="T3">)<text:line-break/> <text:s text:c="7"/>books_url = books_link_url.</text:span><text:span text:style-name="T2">get</text:span><text:span text:style-name="T3">(</text:span><text:span text:style-name="T11">'href'</text:span><text:span text:style-name="T3">)<text:line-break/> <text:s text:c="7"/>links.</text:span><text:span text:style-name="T2">append</text:span><text:span text:style-name="T3">(</text:span><text:span text:style-name="T2">urljoin</text:span><text:span text:style-name="T3">(</text:span><text:span text:style-name="T10">url</text:span><text:span text:style-name="T3">,books_url))<text:line-break/> <text:s text:c="3"/>next = soup.</text:span><text:span text:style-name="T2">find</text:span><text:span text:style-name="T3">(</text:span><text:span text:style-name="T11">'li'</text:span><text:span text:style-name="T3">, </text:span><text:span text:style-name="T10">class_</text:span><text:span text:style-name="T3">=</text:span><text:span text:style-name="T11">'next'</text:span><text:span text:style-name="T3">)<text:line-break/> <text:s text:c="3"/></text:span><text:span text:style-name="T1">if </text:span><text:span text:style-name="T3">next </text:span><text:span text:style-name="T1">is not None</text:span><text:span text:style-name="T3">:<text:line-break/> <text:s text:c="7"/>next_page = </text:span><text:span text:style-name="T10">url</text:span><text:span text:style-name="T3">.</text:span><text:span text:style-name="T2">split</text:span><text:span text:style-name="T3">(</text:span><text:span text:style-name="T11">'/'</text:span><text:span text:style-name="T3">)[</text:span><text:span text:style-name="T10">0 </text:span><text:span text:style-name="T3">: -</text:span><text:span text:style-name="T10">1</text:span><text:span text:style-name="T3">]<text:line-break/> <text:s text:c="7"/>next_page.</text:span><text:span text:style-name="T2">append</text:span><text:span text:style-name="T3">(next.</text:span><text:span text:style-name="T2">find</text:span><text:span text:style-name="T3">(</text:span><text:span text:style-name="T11">'a'</text:span><text:span text:style-name="T3">).</text:span><text:span text:style-name="T2">get</text:span><text:span text:style-name="T3">(</text:span><text:span text:style-name="T11">'href'</text:span><text:span text:style-name="T3">))<text:line-break/> <text:s text:c="7"/>next_page_url = </text:span><text:span text:style-name="T11">'/'</text:span><text:span text:style-name="T3">.</text:span><text:span text:style-name="T2">join</text:span><text:span text:style-name="T3">(next_page)<text:line-break/> <text:s text:c="7"/>links.</text:span><text:span text:style-name="T2">extend</text:span><text:span text:style-name="T3">(</text:span><text:span text:style-name="T2">get_books_data</text:span><text:span text:style-name="T3">(next_page_url))<text:line-break/> <text:s text:c="3"/></text:span><text:span text:style-name="T1">return </text:span><text:span text:style-name="T3">links<text:line-break/></text:span></text:p>
      <text:p text:style-name="P6"/>
      <text:p text:style-name="P6">Ces lignes ont été supprimées dans le deuxième code, car la fonction get_categories remplace la fonction get_books_data. La nouvelle fonction permet de récupérer tous les liens de livres pour chaque catégorie à partir de l'URL de la catégorie elle-mê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41cm" fo:margin-bottom="1.00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01:51:56.360802412</meta:creation-date>
    <dc:date>2023-04-04T02:30:48.848756157</dc:date>
    <meta:editing-duration>PT38M52S</meta:editing-duration>
    <meta:editing-cycles>3</meta:editing-cycles>
    <meta:generator>LibreOffice/7.4.6.2$Linux_X86_64 LibreOffice_project/5b1f5509c2decdade7fda905e3e1429a67acd63d</meta:generator>
    <meta:document-statistic meta:table-count="0" meta:image-count="0" meta:object-count="0" meta:page-count="1" meta:paragraph-count="13" meta:word-count="325" meta:character-count="2456" meta:non-whitespace-character-count="2027"/>
  </office:meta>
</office:document-meta>
</file>